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Verdana" svg:font-family="Verdana" style:font-adornments="Gras" style:font-family-generic="swiss" style:font-pitch="variable"/>
    <style:font-face style:name="Arial3"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AC_5f_standard" style:list-style-name="List_20_1"/>
    <style:style style:name="P2" style:family="paragraph" style:parent-style-name="AC_5f_standard" style:list-style-name="List_20_1">
      <style:text-properties officeooo:paragraph-rsid="000e6117"/>
    </style:style>
    <style:style style:name="P3" style:family="paragraph" style:parent-style-name="AC_5f_standard" style:list-style-name="List_20_1">
      <style:paragraph-properties>
        <style:tab-stops>
          <style:tab-stop style:position="4.101cm"/>
        </style:tab-stops>
      </style:paragraph-properties>
    </style:style>
    <style:style style:name="P4" style:family="paragraph" style:parent-style-name="AC_5f_standard" style:list-style-name="List_20_1">
      <style:text-properties officeooo:rsid="000e6117" officeooo:paragraph-rsid="000e6117"/>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0e6117"/>
    </style:style>
    <style:style style:name="T5" style:family="text">
      <style:text-properties officeooo:rsid="000ea4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AC_5f_Titre">Fonctions avancées indispensables d'OpenOffice_Texte</text:p>
      <text:h text:style-name="AC_5f_Titre1_5f_Num" text:outline-level="1">Styles et Modèles</text:h>
      <text:h text:style-name="AC_5f_Titre2_5f_Num" text:outline-level="2">Styles</text:h>
      <text:h text:style-name="AC_5f_Titre3_5f_Num" text:outline-level="3">Organisation d'un fichier <text:span text:style-name="AC_5f_Code_5f_Informatique">OpenOffice</text:span></text:h>
      <text:list xml:id="list5355143195471529811" text:style-name="List_20_1">
        <text:list-item>
          <text:p text:style-name="P1">Le fichier source du texte est en XML: chaque élément est marqué par un balisage qui indique sa fonction. (et non pas son formatage comme en HTML). Ces éléments peuvent être :</text:p>
          <text:list>
            <text:list-item>
              <text:p text:style-name="P1">une page ( <text:span text:style-name="Emphasis">[style de page]</text:span> = <text:s/>marges,..., <text:span text:style-name="Emphasis">[style de cadre]</text:span>), </text:p>
            </text:list-item>
            <text:list-item>
              <text:p text:style-name="P1">un paragraphe (soit isolé <text:span text:style-name="Emphasis">[style de paragraphe]</text:span>, soit dans le contexte d'une liste <text:span text:style-name="Emphasis">[style de liste]</text:span>), </text:p>
            </text:list-item>
            <text:list-item>
              <text:p text:style-name="P1">un groupe de caractères <text:span text:style-name="Emphasis">[style de caractère]</text:span>. </text:p>
            </text:list-item>
          </text:list>
        </text:list-item>
        <text:list-item>
          <text:p text:style-name="P1">Un fichier annexe (la feuille de styles) contient la description détaillée de tous les styles appliqués dans le document. </text:p>
        </text:list-item>
        <text:list-item>
          <text:p text:style-name="P1">Le fichier texte OpenOffice (.odt) est en fait une archive zippée contenant ces deux documents (et d'autres). Quand LibreOffice ouvre ce fichier, il le dézippe, lit le fichier texte et compose le document (à l'écran, pour impression,...) en appliquant les styles de la feuille de styles à chaque balise du fichier texte. </text:p>
        </text:list-item>
      </text:list>
      <text:h text:style-name="AC_5f_Titre3_5f_Num" text:outline-level="3">Intérêts des styles</text:h>
      <text:p text:style-name="AC_5f_standard">L'utilisation des styles permet de découpler l'écriture de fond du document et son formatage. </text:p>
      <text:h text:style-name="AC_5f_Titre4_5f_Num" text:outline-level="4">On y gagne en temps</text:h>
      <text:list xml:id="list173203920393895" text:continue-numbering="true" text:style-name="List_20_1">
        <text:list-item>
          <text:p text:style-name="P1">Vous pouvez écrire votre document « au kilomètre » en vous concentrant sur le fond, puis appliquer les styles pour formater. </text:p>
        </text:list-item>
        <text:list-item>
          <text:p text:style-name="P1">Vous définissez une fois pour toute le style correspondant à un élément, en appliquant le style vous réalisez toutes les modifications de formatage nécessaire en un seul clic <text:span text:style-name="Emphasis">(ex : pour un titre : type de numérotation, retraits à gauche ou à droite, type d'alignement, taille et type de la police, gras, italique, souligné,...)</text:span>. </text:p>
        </text:list-item>
      </text:list>
      <text:h text:style-name="AC_5f_Titre4_5f_Num" text:outline-level="4">On y gagne en homogénéité de la présentation</text:h>
      <text:list xml:id="list173203722072417" text:continue-numbering="true" text:style-name="List_20_1">
        <text:list-item>
          <text:p text:style-name="P1">Tous les éléments homologues sont formatés de façon parfaitement identique</text:p>
        </text:list-item>
      </text:list>
      <text:h text:style-name="AC_5f_Titre4_5f_Num" text:outline-level="4">On y gagne en souplesse</text:h>
      <text:list xml:id="list173203524706285" text:continue-numbering="true" text:style-name="List_20_1">
        <text:list-item>
          <text:p text:style-name="P1">Si le formatage ne vous plait pas, vous pouvez modifier un style, et tous les éléments correspondants du texte seront automatiquement re-formatés. Il est possible d'attribuer un même formatage à deux types d'éléments (ie deux styles) différents (par exemple 'accentuation' et 'citation' sont deux styles prédéfinis correspondant à une mise en italique). Vous pouvez alors changer le formatage de l'un sans toucher au formatage de l'autre.</text:p>
        </text:list-item>
        <text:list-item>
          <text:p text:style-name="P1">Pour les éléments hiérarchiques d'un texte (parties et sous-parties définies par des titres et sous-titres, listes de différents niveaux) :</text:p>
          <text:list>
            <text:list-item>
              <text:p text:style-name="P1">Vous pouvez manipuler l'ordre des éléments (par exemple dans le navigateur) sans faire de copier/coller.</text:p>
            </text:list-item>
            <text:list-item>
              <text:p text:style-name="P1">Si les éléments sont numérotés (dans la définition du style), l'ordre des numéros sera géré (et réactualisé en cas de modification de l'ordre) automatiquement.</text:p>
            </text:list-item>
          </text:list>
        </text:list-item>
      </text:list>
      <text:h text:style-name="AC_5f_Titre4_5f_Num" text:outline-level="4">On y gagne en taille du document</text:h>
      <text:list xml:id="list173204333938258" text:continue-numbering="true" text:style-name="List_20_1">
        <text:list-item>
          <text:p text:style-name="P1">Lorsqu'on utilise des formatages sans feuille de style, chaque nouvel élément formaté est stocké sous la forme d'un nouveau style (anonyme) dans le document. Utiliser des styles définis permet d'utiliser le même style pour de nombreux éléments et réduit donc la taille de la feuille de style</text:p>
        </text:list-item>
      </text:list>
      <text:h text:style-name="AC_5f_Titre2_5f_Num" text:outline-level="2">Modèles</text:h>
      <text:p text:style-name="AC_5f_standard">Les modèles sont des fichiers spéciaux qui servent de point de départ pour l'ouverture d'un nouveau fichier sans titre. On peut les utiliser comme :</text:p>
      <text:list xml:id="list173203793455782" text:continue-numbering="true" text:style-name="List_20_1">
        <text:list-item>
          <text:p text:style-name="P1">un framework de document préformaté, contenant du texte.</text:p>
        </text:list-item>
        <text:list-item>
          <text:p text:style-name="P1">Un conteneur de styles, ne contenant aucun texte. Pour cela dél<text:span text:style-name="T4">e</text:span>ter tout ce qui se trouve dans la fenêtre de texte</text:p>
        </text:list-item>
      </text:list>
      <text:h text:style-name="AC_5f_Titre3_5f_Num" text:outline-level="3"><text:soft-page-break/>Enregistrer un document en tant que modèle</text:h>
      <text:list xml:id="list173203760619283" text:continue-numbering="true" text:style-name="List_20_1">
        <text:list-item>
          <text:p text:style-name="P1"><text:span text:style-name="AC_5f_Code_5f_Informatique">Fichier → Enregistrer </text:span><text:span text:style-name="AC_5f_Code_5f_Informatique"><text:span text:style-name="T4">comme modèle...</text:span></text:span> : enregistre tout (le texte, les styles),<text:span text:style-name="T4">le modèle sera placé dans un dossier spécial</text:span></text:p>
        </text:list-item>
        <text:list-item>
          <text:p text:style-name="P1">si on ne veux enregistrer que les styles : déléter tout le texte. </text:p>
        </text:list-item>
        <text:list-item>
          <text:p text:style-name="P4">Si on veux enregister le modèle dans un fichier particulier, faire <text:span text:style-name="AC_5f_Code_5f_Informatique">Fichier → Enregistrer sous...,</text:span> choisir l'emplacement et <text:span text:style-name="AC_5f_Code_5f_Informatique">type de fichier → modèle de texte ODF (.ott)...</text:span></text:p>
        </text:list-item>
      </text:list>
      <text:h text:style-name="AC_5f_Titre3_5f_Num" text:outline-level="3">Modifier un modèle</text:h>
      <text:list xml:id="list173204021201045" text:continue-numbering="true" text:style-name="List_20_1">
        <text:list-item>
          <text:p text:style-name="P1"><text:span text:style-name="AC_5f_Code_5f_Informatique">Fichier →</text:span><text:span text:style-name="AC_5f_Code_5f_Informatique"><text:span text:style-name="T4">Nouveau →</text:span></text:span><text:span text:style-name="AC_5f_Code_5f_Informatique"> Modèles </text:span><text:span text:style-name="T4">choisir le modèle <text:s/>puis cliquer sur </text:span><text:span text:style-name="AC_5f_Code_5f_Informatique">Editer</text:span> : puis travailler dessus comme un document classique et enregistrer</text:p>
        </text:list-item>
      </text:list>
      <text:h text:style-name="AC_5f_Titre3_5f_Num" text:outline-level="3">Charger un modèle</text:h>
      <text:p text:style-name="AC_5f_standard">Le document sera ouvert comme un fichier « sans nom ».</text:p>
      <text:list xml:id="list173202864812804" text:continue-numbering="true" text:style-name="List_20_1">
        <text:list-item>
          <text:p text:style-name="P2"><text:span text:style-name="AC_5f_Code_5f_Informatique">Fichier → Nouveau → Modèles </text:span><text:s/>: choisir le modèle <text:span text:style-name="T4">puis <text:s/></text:span><text:span text:style-name="AC_5f_Code_5f_Informatique"><text:span text:style-name="T4">Ouvrir</text:span></text:span></text:p>
        </text:list-item>
      </text:list>
      <text:h text:style-name="AC_5f_Titre2_5f_Num" text:outline-level="2">Manipulation des styles</text:h>
      <text:p text:style-name="AC_5f_standard">La gestion des styles se fait dans la fenêtre <text:span text:style-name="T2">« Styles et formatage »</text:span><text:span text:style-name="T3"> (S&amp;F).</text:span></text:p>
      <text:p text:style-name="AC_5f_standard">On utilise ici la méthode longue, sûre et exhaustive. Divers raccourcis existent.</text:p>
      <text:list xml:id="list173203786591725" text:continue-numbering="true" text:style-name="List_20_1">
        <text:list-item>
          <text:p text:style-name="P1">Ouvrir la fenêtre S&amp;F : <text:span text:style-name="AC_5f_Code_5f_Informatique">Format → Styles et formatage</text:span></text:p>
        </text:list-item>
      </text:list>
      <text:h text:style-name="AC_5f_Titre3_5f_Num" text:outline-level="3">Création d'un style</text:h>
      <text:p text:style-name="AC_5f_standard">De nombreux styles prédéfinis sont disponibles. Mais vous voudrez en créer de nouveaux. </text:p>
      <text:list xml:id="list173203935476631" text:continue-numbering="true" text:style-name="List_20_1">
        <text:list-item>
          <text:p text:style-name="P1"><text:span text:style-name="AC_5f_Code_5f_Informatique">Clic droit sur un style similaire → Nouveau</text:span> : passer en revue tous les onglets :</text:p>
          <text:list>
            <text:list-item>
              <text:p text:style-name="P1"><text:span text:style-name="AC_5f_Code_5f_Informatique">Gérer</text:span> : </text:p>
              <text:list>
                <text:list-item>
                  <text:p text:style-name="P1"><text:span text:style-name="AC_5f_Code_5f_Informatique">Nom</text:span> : donner un nom à votre nouveau style </text:p>
                </text:list-item>
                <text:list-item>
                  <text:p text:style-name="P1"><text:span text:style-name="AC_5f_Code_5f_Informatique">Style de suite</text:span> (pour <text:span text:style-name="Emphasis">Style de paragraphe</text:span> uniquement) : type de paragraphe obtenu après un changement de paragraphe <text:span text:style-name="Emphasis">(souvent = Standard ou Corps de texte)</text:span></text:p>
                </text:list-item>
                <text:list-item>
                  <text:p text:style-name="P1"><text:span text:style-name="AC_5f_Code_5f_Informatique">Lié à</text:span> : style dont dérivera le nouveau style et dont il héritera pour toutes les caractéristiques et propriétés qui ne sont pas redéfinies dans le nouveau style</text:p>
                </text:list-item>
                <text:list-item>
                  <text:p text:style-name="P1"><text:span text:style-name="AC_5f_Code_5f_Informatique">Catégorie</text:span> : catégorie de style dans laquelle le nouveau style apparaîtra dans la fenêtre Styles et Formatages <text:span text:style-name="Emphasis">( a priori : Styles personnalisés)</text:span></text:p>
                </text:list-item>
              </text:list>
            </text:list-item>
            <text:list-item>
              <text:p text:style-name="P1"><text:span text:style-name="AC_5f_Code_5f_Informatique">Plan et numérotation</text:span> (pour <text:span text:style-name="Emphasis">Style de paragraphe</text:span> uniquement) :</text:p>
              <text:list>
                <text:list-item>
                  <text:p text:style-name="P1">si vous voulez mettre un numérotation, ne pas le faire ici, voir plus loin !</text:p>
                </text:list-item>
                <text:list-item>
                  <text:p text:style-name="P1">Sinon, niveau du plan : noter le niveau hiérarchique dans le plan du document que prendra votre style (pour un titre par exemple) </text:p>
                </text:list-item>
              </text:list>
            </text:list-item>
            <text:list-item>
              <text:p text:style-name="P1"><text:span text:style-name="AC_5f_Code_5f_Informatique">Tous les autres onglets</text:span>: les remplir à votre convenance pour définir votre style</text:p>
            </text:list-item>
          </text:list>
        </text:list-item>
      </text:list>
      <text:h text:style-name="AC_5f_Titre3_5f_Num" text:outline-level="3">Création d'un ou plusieurs niveaux de titre avec numérotation</text:h>
      <text:list xml:id="list173203438957841" text:continue-numbering="true" text:style-name="List_20_1">
        <text:list-item>
          <text:p text:style-name="P1">Dans l'onglet de S&amp;F <text:span text:style-name="AC_5f_Code_5f_Informatique">Clic droit → Nouveau → Plan et numérotation</text:span> : ne rien mettre!</text:p>
        </text:list-item>
        <text:list-item>
          <text:p text:style-name="P3"><text:span text:style-name="AC_5f_Code_5f_Informatique">Outils → Numérotation des chapitres</text:span> :</text:p>
          <text:list>
            <text:list-item>
              <text:p text:style-name="P3">Dans onglet <text:span text:style-name="AC_5f_Code_5f_Informatique">numérotation</text:span> : pour chaque niveau du plan, choisir le style de paragraphe, le style de numéros, les caractères devant et après le numéro,...</text:p>
            </text:list-item>
            <text:list-item>
              <text:p text:style-name="P3">Dans onglet <text:span text:style-name="AC_5f_Code_5f_Informatique">position</text:span> : pour chaque niveau du plan, choisir :</text:p>
              <text:list>
                <text:list-item>
                  <text:p text:style-name="P3">le type d'espacement et la distance entre la marge gauche et le début du titre (laisser assez pour permettre tous les numéros possible)</text:p>
                </text:list-item>
                <text:list-item>
                  <text:p text:style-name="P3">l'alignement du titre</text:p>
                </text:list-item>
                <text:list-item>
                  <text:p text:style-name="P3">le retrait (des lignes suivantes si elles existent) : a priori = distance d'espacement du début du titre</text:p>
                </text:list-item>
              </text:list>
            </text:list-item>
          </text:list>
        </text:list-item>
      </text:list>
      <text:h text:style-name="AC_5f_Titre3_5f_Num" text:outline-level="3">Modification d'un style existant (la nouvelle version remplacera l'ancienne)</text:h>
      <text:list xml:id="list173203522369021" text:continue-numbering="true" text:style-name="List_20_1">
        <text:list-item>
          <text:p text:style-name="P1"><text:span text:style-name="AC_5f_Code_5f_Informatique">Clic droit sur le style à modifier→ Modifier</text:span> : passer en revue tous les onglets comme pour « Nouveau »</text:p>
        </text:list-item>
      </text:list>
      <text:h text:style-name="AC_5f_Titre3_5f_Num" text:outline-level="3">Changer le nom d'un style</text:h>
      <text:list xml:id="list173202521690612" text:continue-numbering="true" text:style-name="List_20_1">
        <text:list-item>
          <text:p text:style-name="P1"><text:span text:style-name="AC_5f_Code_5f_Informatique">Clic droit sur le style à renommer→ Modifier</text:span> → onglet <text:span text:style-name="AC_5f_Code_5f_Informatique">Gérer</text:span> : modifier le nom</text:p>
        </text:list-item>
      </text:list>
      <text:h text:style-name="AC_5f_Titre3_5f_Num" text:outline-level="3">Supprimer un style</text:h>
      <text:list xml:id="list173204173793029" text:continue-numbering="true" text:style-name="List_20_1">
        <text:list-item>
          <text:p text:style-name="P1"><text:span text:style-name="AC_5f_Code_5f_Informatique">Clic droit sur le style à supprimer→ Supprimer</text:span></text:p>
        </text:list-item>
      </text:list>
      <text:h text:style-name="AC_5f_Titre3_5f_Num" text:outline-level="3">Appliquer un style à un élément du texte</text:h>
      <text:h text:style-name="AC_5f_Titre4_5f_Num" text:outline-level="4"><text:soft-page-break/>méthode longue avec la fenêtre « Styles et formatage »</text:h>
      <text:list xml:id="list173203040840014" text:continue-numbering="true" text:style-name="List_20_1">
        <text:list-item>
          <text:p text:style-name="P1">Dans le texte :</text:p>
          <text:list>
            <text:list-item>
              <text:p text:style-name="P1">sélectionner (caractères) ou se positionner (autres styles) sur l'élément sur lequel appliquer le styles</text:p>
            </text:list-item>
          </text:list>
        </text:list-item>
        <text:list-item>
          <text:p text:style-name="P1">Dans la fenêtre « Styles et formatage » :</text:p>
          <text:list>
            <text:list-item>
              <text:p text:style-name="P1">choisir le type de styles (icône à gauche dans le bandeau de la fenêtre) : paragraphe, caractère, cadre, page, liste</text:p>
            </text:list-item>
            <text:list-item>
              <text:p text:style-name="P1">choisir la catégorie de styles (menu déroulant bas de fenêtre) pour voir le style à choisir</text:p>
            </text:list-item>
            <text:list-item>
              <text:p text:style-name="P1">double cliquer sur le style à appliquer</text:p>
            </text:list-item>
          </text:list>
        </text:list-item>
      </text:list>
      <text:h text:style-name="AC_5f_Titre4_5f_Num" text:outline-level="4">méthode pour appliquer de façon répétitive le même style à des éléments homologues du texte avec la fenêtre « Styles et formatage »</text:h>
      <text:list xml:id="list173203511448034" text:continue-numbering="true" text:style-name="List_20_1">
        <text:list-item>
          <text:p text:style-name="P1">Dans la fenêtre « Styles et formatage » :</text:p>
          <text:list>
            <text:list-item>
              <text:p text:style-name="P1">choisir le type de style (bandeau de la fenêtre) : paragraphe, caractères, cadre, pages, liste</text:p>
            </text:list-item>
            <text:list-item>
              <text:p text:style-name="P1">choisir la catégorie de styles (menu déroulant bas de fenêtre) pour voir le style à choisir</text:p>
            </text:list-item>
            <text:list-item>
              <text:p text:style-name="P1">cliquer sur le style pour le sélectionner</text:p>
            </text:list-item>
            <text:list-item>
              <text:p text:style-name="P1">cliquer sur l'icone pôt de peinture ( à droite dans le bandeau de la fenêtre S&amp;F) : <text:span text:style-name="AC_5f_Code_5f_Informatique">Mode tout remplir</text:span> </text:p>
            </text:list-item>
          </text:list>
        </text:list-item>
        <text:list-item>
          <text:p text:style-name="P1">Dans le texte :</text:p>
          <text:list>
            <text:list-item>
              <text:p text:style-name="P1">sélectionner (caractères) ou se positionner sur (autres styles) les éléments auxquels appliquer le style, successivement, et cliquer une fois</text:p>
            </text:list-item>
          </text:list>
        </text:list-item>
      </text:list>
      <text:h text:style-name="AC_5f_Titre3_5f_Num" text:outline-level="3">Importer des styles à partir d'un autre document</text:h>
      <text:list xml:id="list173204205600566" text:continue-numbering="true" text:style-name="List_20_1">
        <text:list-item>
          <text:p text:style-name="P1">ouvrir les deux documents (la source et la cible) si ce n'est déjà fait</text:p>
        </text:list-item>
        <text:list-item>
          <text:p text:style-name="P1">dans la fenêtre « Styles et formatage » du document cible : </text:p>
          <text:list>
            <text:list-item>
              <text:p text:style-name="P1">A droite dans bandeau de la fenêtre S&amp;F : Clic sur icône <text:span text:style-name="AC_5f_Code_5f_Informatique">Nouveau style à partir de la sélection → Charger les styles</text:span></text:p>
            </text:list-item>
            <text:list-item>
              <text:p text:style-name="P1">choisir le ou les types de style à importer (les importera tous pour ces catégories)</text:p>
            </text:list-item>
            <text:list-item>
              <text:p text:style-name="P1">choisir le fichier modèle si les styles à importer sont dans un modèle</text:p>
            </text:list-item>
            <text:list-item>
              <text:p text:style-name="P1">choisir « à partir d'un fichier » si les styles sont dans un document classique</text:p>
            </text:list-item>
          </text:list>
        </text:list-item>
      </text:list>
      <text:p text:style-name="AC_5f_standard">Attention : si vous importer des styles de titres avec numérotation, la numérotation ne sera pas importée, et il faudra la recréer dans <text:span text:style-name="AC_5f_Code_5f_Informatique">Outils → Numérotation des chapitres</text:span></text:p>
      <text:h text:style-name="AC_5f_Titre1_5f_Num" text:outline-level="1">Navigateur</text:h>
      <text:h text:style-name="AC_5f_Titre2_5f_Num" text:outline-level="2">Intérêt</text:h>
      <text:p text:style-name="AC_5f_standard">Permet de :</text:p>
      <text:list xml:id="list173204455969620" text:continue-numbering="true" text:style-name="List_20_1">
        <text:list-item>
          <text:list>
            <text:list-item>
              <text:p text:style-name="P1">visualiser le plan d'un long document à différents niveaux de granularité, </text:p>
            </text:list-item>
          </text:list>
        </text:list-item>
        <text:list-item>
          <text:p text:style-name="P1">de naviguer dedans, </text:p>
        </text:list-item>
        <text:list-item>
          <text:p text:style-name="P1">de modifier l'ordre des parties et sous-parties, </text:p>
        </text:list-item>
        <text:list-item>
          <text:p text:style-name="P1">etc...</text:p>
        </text:list-item>
      </text:list>
      <text:h text:style-name="AC_5f_Titre2_5f_Num" text:outline-level="2">Procédures</text:h>
      <text:list xml:id="list173202684747547" text:continue-numbering="true" text:style-name="List_20_1">
        <text:list-item>
          <text:p text:style-name="P1">Ouvrir la fenêtre navigateur : <text:span text:style-name="AC_5f_Code_5f_Informatique">Affichage → Navigateur</text:span> (ou icône « boussole » de la barre d'outils)</text:p>
        </text:list-item>
        <text:list-item>
          <text:p text:style-name="P1">Double clic sur un élément du plan pour sauter à cette position</text:p>
        </text:list-item>
        <text:list-item>
          <text:p text:style-name="P1">Pour afficher tout le contenu cliquer sur l'icône « <text:span text:style-name="AC_5f_Code_5f_Informatique">Affichage du contenu</text:span> ». Il est alors possible de visualiser le plan des parties, les figures 'images') , les tableaux, etc...</text:p>
        </text:list-item>
        <text:list-item>
          <text:p text:style-name="P1">Pour réorganiser le plan du document, inversant l'ordre des parties, utiliser les icônes <text:span text:style-name="AC_5f_Code_5f_Informatique">Hausser d'un chapitre</text:span> / <text:span text:style-name="AC_5f_Code_5f_Informatique">Abaisser d'un chapitre</text:span>)</text:p>
        </text:list-item>
        <text:list-item>
          <text:p text:style-name="P1">Pour modifier le niveau d'une partie et de toutes les sous parties en dépendannt (par exemple faire passer une partie Titre1 à Titre 2, etc. : utiliser les icônes <text:span text:style-name="AC_5f_Code_5f_Informatique">Hausser d'un niveau</text:span> / <text:span text:style-name="AC_5f_Code_5f_Informatique">Abaisser d'un niveau</text:span>)</text:p>
        </text:list-item>
        <text:list-item>
          <text:p text:style-name="P1">Bidouiller dans le bandeau de la fenêtre pour explorer les autres fonctions</text:p>
        </text:list-item>
      </text:list>
      <text:h text:style-name="AC_5f_Titre1_5f_Num" text:outline-level="1">Champs spécialisés et numérotations automatiques</text:h>
      <text:h text:style-name="AC_5f_Titre2_5f_Num" text:outline-level="2">Intérêt</text:h>
      <text:p text:style-name="AC_5f_standard">Permet de définir, gérer et réactualiser (en fonction des modifications du document) automatiquement <text:soft-page-break/>les numérotations des figures, tableaux, renvois de page, etc...</text:p>
      <text:h text:style-name="AC_5f_Titre2_5f_Num" text:outline-level="2">Procédure</text:h>
      <text:list xml:id="list173203204889761" text:continue-numbering="true" text:style-name="List_20_1">
        <text:list-item>
          <text:p text:style-name="P1">Se placer à l'endroit où on veut insérer le champ</text:p>
        </text:list-item>
        <text:list-item>
          <text:p text:style-name="P1"><text:span text:style-name="AC_5f_Code_5f_Informatique">Insertion → Champ →</text:span><text:span text:style-name="AC_5f_Code_5f_Informatique"><text:span text:style-name="T5"> </text:span></text:span><text:span text:style-name="AC_5f_Code_5f_Informatique">Autres...</text:span> </text:p>
        </text:list-item>
        <text:list-item>
          <text:p text:style-name="P1">aller dans l'onglet <text:span text:style-name="AC_5f_Code_5f_Informatique">Variables</text:span></text:p>
        </text:list-item>
        <text:list-item>
          <text:p text:style-name="P1"><text:span text:style-name="AC_5f_Code_5f_Informatique">Type de champ</text:span> : choisir le type de champ auquel on veut faire référence (généralement Séquence = éléments numérotés automatiquement par ordre croissant)</text:p>
        </text:list-item>
        <text:list-item>
          <text:p text:style-name="P1"><text:span text:style-name="AC_5f_Code_5f_Informatique">Nom</text:span> : si le type de champ n'existe pas déjà, le créer ici (par exemple Figure) choisir le type de champ auquel on veut faire référence (la fenêtre Sélection se réactualise)</text:p>
        </text:list-item>
        <text:list-item>
          <text:p text:style-name="P1"><text:span text:style-name="AC_5f_Code_5f_Informatique">Valeur</text:span> : donne le numéro du 1<text:span text:style-name="T1">er</text:span> élément (si on ne commence pas à 1)</text:p>
        </text:list-item>
        <text:list-item>
          <text:p text:style-name="P1"><text:span text:style-name="AC_5f_Code_5f_Informatique">Sélection</text:span> : choisir l'élément auquel on veut faire référence</text:p>
        </text:list-item>
        <text:list-item>
          <text:p text:style-name="P1"><text:span text:style-name="AC_5f_Code_5f_Informatique">Clic sur Insérer</text:span>.</text:p>
        </text:list-item>
      </text:list>
      <text:h text:style-name="AC_5f_Titre1_5f_Num" text:outline-level="1">Renvois</text:h>
      <text:h text:style-name="AC_5f_Titre2_5f_Num" text:outline-level="2">Intérêt</text:h>
      <text:list xml:id="list173202665437402" text:continue-numbering="true" text:style-name="List_20_1">
        <text:list-item>
          <text:p text:style-name="P1">Permet d'insérer un renvoi à un champ soit prédéfinit par LibreOffice, soit préalablement créé (voir ci-dessus Champs spécialisés) dans le texte (par exemple un numéro de figure, la page correspondant à une figure ...), qui sera automatiquement réactualisé en fonction des modifications du document) </text:p>
        </text:list-item>
      </text:list>
      <text:h text:style-name="AC_5f_Titre2_5f_Num" text:outline-level="2">Procédure</text:h>
      <text:list xml:id="list173203388603791" text:continue-numbering="true" text:style-name="List_20_1">
        <text:list-item>
          <text:p text:style-name="P1">Se placer à l'endroit où on veut insérer le renvoi</text:p>
        </text:list-item>
        <text:list-item>
          <text:p text:style-name="P1"><text:span text:style-name="AC_5f_Code_5f_Informatique">Insertion → Champ →</text:span><text:span text:style-name="AC_5f_Code_5f_Informatique"><text:span text:style-name="T5"> </text:span></text:span><text:span text:style-name="AC_5f_Code_5f_Informatique">Autres...</text:span> </text:p>
        </text:list-item>
        <text:list-item>
          <text:p text:style-name="P1">aller dans l'onglet <text:span text:style-name="AC_5f_Code_5f_Informatique">Renvois</text:span></text:p>
        </text:list-item>
        <text:list-item>
          <text:p text:style-name="P1"><text:span text:style-name="AC_5f_Code_5f_Informatique">Type de champ</text:span> : choisir le type de champ auquel on veut faire référence (la fenêtre Sélection se réactualise)</text:p>
        </text:list-item>
        <text:list-item>
          <text:p text:style-name="P1"><text:span text:style-name="AC_5f_Code_5f_Informatique">Sélection</text:span> : choisir l'élément auquel on veut faire référence</text:p>
        </text:list-item>
        <text:list-item>
          <text:p text:style-name="P1"><text:span text:style-name="AC_5f_Code_5f_Informatique">Insérer une référence à</text:span> : choisir l'information sur cet élément qu'on veut insérer<text:span text:style-name="Emphasis"> (par ex. si l' élement est une figure,</text:span> <text:span text:style-name="AC_5f_Code_5f_Informatique">Page</text:span> <text:span text:style-name="Emphasis">insérera le N° de page de la figure, </text:span><text:span text:style-name="AC_5f_Code_5f_Informatique">Numéro</text:span> <text:span text:style-name="Emphasis">le numéro de la figure ,...)</text:span></text:p>
        </text:list-item>
        <text:list-item>
          <text:p text:style-name="P1"><text:span text:style-name="AC_5f_Code_5f_Informatique">Clic sur Insérer</text:span>.</text:p>
        </text:list-item>
      </text:list>
      <text:h text:style-name="AC_5f_Titre1_5f_Num" text:outline-level="1">Index et tables</text:h>
      <text:h text:style-name="AC_5f_Titre2_5f_Num" text:outline-level="2">Intérêt</text:h>
      <text:p text:style-name="AC_5f_standard">Permet de faire une table des matières automatique, des tables des figures, des tableaux, un index,...</text:p>
      <text:h text:style-name="AC_5f_Titre2_5f_Num" text:outline-level="2">Procédure (exemple d'une table des matières)</text:h>
      <text:list xml:id="list173204127973223" text:continue-numbering="true" text:style-name="List_20_1">
        <text:list-item>
          <text:p text:style-name="P1">Se placer à l'endroit où on veut insérer le sommaire (table des matières) </text:p>
        </text:list-item>
        <text:list-item>
          <text:p text:style-name="P1"><text:span text:style-name="AC_5f_Code_5f_Informatique">Insertion → Index et table → Index et table...</text:span> puis régler dans les différents onglets et faire OK.</text:p>
        </text:list-item>
        <text:list-item>
          <text:p text:style-name="P1">Onglet <text:span text:style-name="AC_5f_Code_5f_Informatique">Entrées</text:span> (défini les informations à inclure dans la table des matières) </text:p>
          <text:list>
            <text:list-item>
              <text:p text:style-name="P1"><text:span text:style-name="AC_5f_Code_5f_Informatique">Niveau</text:span> : permet de sélectionner le niveau hiérarchique du plan à définir</text:p>
            </text:list-item>
            <text:list-item>
              <text:p text:style-name="P1"><text:span text:style-name="AC_5f_Code_5f_Informatique">Structure </text:span>: pour chaque niveau, décrit dans l'ordre d'affichage les champs à inclure séparés par des champs pour les caractères (ou textes) de séparation.</text:p>
            </text:list-item>
            <text:list-item>
              <text:p text:style-name="P1">Les autres onglets sont plus explicites </text:p>
            </text:list-item>
          </text:list>
        </text:list-item>
      </text:list>
      <text:h text:style-name="AC_5f_Titre1_5f_Num" text:outline-level="1">Générer un pdf</text:h>
      <text:p text:style-name="AC_5f_standard">Pour générer un pdf à partir de votre fichier .odt final, faire  :</text:p>
      <text:list xml:id="list173203582096479" text:continue-numbering="true" text:style-name="List_20_1">
        <text:list-item>
          <text:p text:style-name="P1"><text:span text:style-name="AC_5f_Code_5f_Informatique">Fichier →</text:span><text:span text:style-name="AC_5f_Code_5f_Informatique"> Exporter au format PDF</text:span></text:p>
        </text:list-item>
        <text:list-item>
          <text:p text:style-name="P1">Choisir</text:p>
          <text:list>
            <text:list-item>
              <text:p text:style-name="P1"><text:span text:style-name="AC_5f_Code_5f_Informatique">Page : tous</text:span></text:p>
            </text:list-item>
            <text:list-item>
              <text:p text:style-name="P1"><text:span text:style-name="AC_5f_Code_5f_Informatique">Compresser jpeg, qualité 90 %</text:span></text:p>
            </text:list-item>
            <text:list-item>
              <text:p text:style-name="P1"><text:span text:style-name="AC_5f_Code_5f_Informatique">Réduire la résolution des images <text:s/>300 dpi</text:span></text:p>
            </text:list-item>
          </text:list>
        </text:list-item>
        <text:list-item>
          <text:p text:style-name="P1">Ne pas mettre de mot de passe</text:p>
        </text:list-item>
        <text:list-item>
          <text:p text:style-name="P1"><text:soft-page-break/>Validez « <text:span text:style-name="AC_5f_Code_5f_Informatique">Exporter</text:span> »</text:p>
        </text:list-item>
        <text:list-item>
          <text:p text:style-name="P1">Il existe bien sûr de nombreuses optio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Verdana" svg:font-family="Verdana" style:font-adornments="Gras" style:font-family-generic="swiss" style:font-pitch="variable"/>
    <style:font-face style:name="Arial3" svg:font-family="Arial"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3"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3"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3" style:font-family-asian="Arial"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AC_5f_Titre" style:display-name="AC_Titre" style:family="paragraph" style:next-style-name="AC_5f_standard" style:master-page-name="">
      <style:paragraph-properties fo:margin-top="0.199cm" fo:margin-bottom="0.3cm" style:contextual-spacing="false" fo:text-align="center" style:justify-single-word="false" style:page-number="auto" fo:background-color="#ccccff" fo:padding="0.15cm" fo:border="0.99pt solid #000000" style:shadow="none">
        <style:tab-stops/>
        <style:background-image/>
      </style:paragraph-properties>
      <style:text-properties fo:color="#333333" style:font-name="Arial1" fo:font-family="Arial" style:font-style-name="Normal" style:font-family-generic="swiss" style:font-pitch="variable" fo:font-size="20pt" fo:font-weight="bold" fo:background-color="transparent" style:font-size-asian="10.5pt"/>
    </style:style>
    <style:style style:name="AC_5f_Titre1_5f_Num" style:display-name="AC_Titre1_Num" style:family="paragraph" style:next-style-name="AC_5f_standard" style:default-outline-level="1" style:master-page-name="">
      <style:paragraph-properties fo:margin-top="0.3cm" fo:margin-bottom="0.101cm" style:contextual-spacing="false" style:page-number="auto" fo:background-color="transparent" style:shadow="none">
        <style:tab-stops/>
        <style:background-image/>
      </style:paragraph-properties>
      <style:text-properties fo:color="#333333" style:font-name="Arial2" fo:font-family="Arial" style:font-style-name="Gras" style:font-family-generic="swiss" style:font-pitch="variable" fo:font-size="18pt" style:text-underline-style="solid" style:text-underline-width="bold" style:text-underline-color="font-color" fo:font-weight="bold" style:font-size-asian="10.5pt"/>
    </style:style>
    <style:style style:name="AC_5f_Titre2_5f_Num" style:display-name="AC_Titre2_Num" style:family="paragraph" style:parent-style-name="AC_5f_Titre1_5f_Num" style:next-style-name="AC_5f_standard" style:default-outline-level="2" style:master-page-name="">
      <style:paragraph-properties fo:margin-top="0.199cm" fo:margin-bottom="0.101cm" style:contextual-spacing="false" style:page-number="auto" fo:background-color="transparent" style:shadow="none">
        <style:tab-stops/>
        <style:background-image/>
      </style:paragraph-properties>
      <style:text-properties fo:font-size="15pt" fo:font-style="italic" style:text-underline-style="solid" style:text-underline-width="auto" style:text-underline-color="font-color" style:font-size-asian="10.5pt"/>
    </style:style>
    <style:style style:name="AC_5f_Titre3_5f_Num" style:display-name="AC_Titre3_Num" style:family="paragraph" style:parent-style-name="AC_5f_Titre2_5f_Num" style:next-style-name="AC_5f_standard" style:default-outline-level="3" style:master-page-name="">
      <style:paragraph-properties fo:margin-top="0.12cm" fo:margin-bottom="0.049cm" style:contextual-spacing="false" style:page-number="auto" fo:background-color="transparent">
        <style:background-image/>
      </style:paragraph-properties>
      <style:text-properties fo:color="#4c4c4c" fo:font-size="13pt" fo:font-style="normal" style:text-underline-style="none" style:font-size-asian="10.5pt"/>
    </style:style>
    <style:style style:name="AC_5f_Titre4_5f_Num" style:display-name="AC_Titre4_Num" style:family="paragraph" style:parent-style-name="AC_5f_Titre3_5f_Num" style:next-style-name="AC_5f_standard" style:default-outline-level="4" style:master-page-name="">
      <style:paragraph-properties fo:margin-top="0.079cm" fo:margin-bottom="0.03cm" style:contextual-spacing="false" style:page-number="auto" fo:background-color="transparent">
        <style:background-image/>
      </style:paragraph-properties>
      <style:text-properties fo:font-size="12pt" fo:font-style="italic" style:font-size-asian="10.5pt"/>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C_5f_Titre5_5f_Num" style:display-name="AC_Titre5_Num" style:family="paragraph" style:parent-style-name="AC_5f_Titre4_5f_Num" style:next-style-name="AC_5f_standard" style:default-outline-level="5" style:master-page-name="">
      <style:paragraph-properties fo:margin-top="0.049cm" fo:margin-bottom="0.019cm" style:contextual-spacing="false" style:page-number="auto" fo:background-color="transparent" style:shadow="none">
        <style:tab-stops/>
        <style:background-image/>
      </style:paragraph-properties>
      <style:text-properties fo:font-size="11pt" fo:font-style="normal" style:font-size-asian="10.5pt"/>
    </style:style>
    <style:style style:name="AC_5f_standard" style:display-name="AC_standard" style:family="paragraph" style:master-page-name="">
      <style:paragraph-properties fo:text-align="start" style:justify-single-word="false" style:page-number="auto" fo:background-color="transparent" style:shadow="none">
        <style:tab-stops/>
        <style:background-image/>
      </style:paragraph-properties>
      <style:text-properties style:font-name="Arial1" fo:font-family="Arial" style:font-style-name="Normal" style:font-family-generic="swiss" style:font-pitch="variable" fo:font-size="11pt"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Drop_20_Caps" style:display-name="Drop Caps" style:family="text"/>
    <style:style style:name="AC_5f_Code_5f_Informatique" style:display-name="AC_Code_Informatique" style:family="text">
      <style:text-properties fo:color="#000080" style:font-name="Verdana" fo:font-family="Verdana" style:font-style-name="Gras" style:font-family-generic="swiss" style:font-pitch="variable" fo:font-size="10pt" fo:font-weight="bold" fo:background-color="#ccccff" style:font-size-asian="10.5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1cm" fo:text-indent="-1cm" fo:margin-left="1cm"/>
        </style:list-level-properties>
      </text:outline-level-style>
      <text:outline-level-style text:level="2" style:num-suffix="." style:num-format="A">
        <style:list-level-properties text:list-level-position-and-space-mode="label-alignment">
          <style:list-level-label-alignment text:label-followed-by="listtab" text:list-tab-stop-position="1cm" fo:text-indent="-0.7cm" fo:margin-left="1cm"/>
        </style:list-level-properties>
      </text:outline-level-style>
      <text:outline-level-style text:level="3" style:num-suffix="." style:num-format="1">
        <style:list-level-properties text:list-level-position-and-space-mode="label-alignment">
          <style:list-level-label-alignment text:label-followed-by="listtab" text:list-tab-stop-position="1.3cm" fo:text-indent="-0.7cm" fo:margin-left="1.3cm"/>
        </style:list-level-properties>
      </text:outline-level-style>
      <text:outline-level-style text:level="4" style:num-suffix="." style:num-format="a">
        <style:list-level-properties text:list-level-position-and-space-mode="label-alignment">
          <style:list-level-label-alignment text:label-followed-by="listtab" text:list-tab-stop-position="1.6cm" fo:text-indent="-0.7cm" fo:margin-left="1.6cm"/>
        </style:list-level-properties>
      </text:outline-level-style>
      <text:outline-level-style text:level="5" style:num-prefix="●" style:num-format="">
        <style:list-level-properties text:list-level-position-and-space-mode="label-alignment">
          <style:list-level-label-alignment text:label-followed-by="listtab" text:list-tab-stop-position="2cm" fo:text-indent="-0.7cm" fo:margin-left="2cm"/>
        </style:list-level-properties>
      </text:outline-level-style>
      <text:outline-level-style text:level="6" text:style-name="Bullet_20_Symbols" style:num-format="">
        <style:list-level-properties text:list-level-position-and-space-mode="label-alignment">
          <style:list-level-label-alignment text:label-followed-by="listtab" text:list-tab-stop-position="2.401cm" fo:text-indent="-2.401cm" fo:margin-left="2.401cm"/>
        </style:list-level-properties>
      </text:outline-level-style>
      <text:outline-level-style text:level="7" text:style-name="Bullet_20_Symbols" style:num-format="">
        <style:list-level-properties text:list-level-position-and-space-mode="label-alignment">
          <style:list-level-label-alignment text:label-followed-by="listtab" text:list-tab-stop-position="2.799cm" fo:text-indent="-2.799cm" fo:margin-left="2.799cm"/>
        </style:list-level-properties>
      </text:outline-level-style>
      <text:outline-level-style text:level="8" text:style-name="Bullet_20_Symbols" style:num-format="">
        <style:list-level-properties text:list-level-position-and-space-mode="label-alignment">
          <style:list-level-label-alignment text:label-followed-by="listtab" text:list-tab-stop-position="3.2cm" fo:text-indent="-3.2cm" fo:margin-left="3.2cm"/>
        </style:list-level-properties>
      </text:outline-level-style>
      <text:outline-level-style text:level="9" text:style-name="Bullet_20_Symbols" style:num-format="">
        <style:list-level-properties text:list-level-position-and-space-mode="label-alignment">
          <style:list-level-label-alignment text:label-followed-by="listtab" text:list-tab-stop-position="3.6cm" fo:text-indent="-3.6cm" fo:margin-left="3.6cm"/>
        </style:list-level-properties>
      </text:outline-level-style>
      <text:outline-level-style text:level="10" text:style-name="Bullet_20_Symbols" style:num-format="">
        <style:list-level-properties text:list-level-position-and-space-mode="label-alignment">
          <style:list-level-label-alignment text:label-followed-by="listtab" text:list-tab-stop-position="4.001cm" fo:text-indent="-4.001cm" fo:margin-left="4.001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AC_5f_Numérotation1" style:display-name="AC_Numérotation1">
      <text:list-level-style-number text:level="1" style:num-suffix="." style:num-format="I">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A">
        <style:list-level-properties text:list-level-position-and-space-mode="label-alignment">
          <style:list-level-label-alignment text:label-followed-by="listtab" text:list-tab-stop-position="1cm" fo:text-indent="-0.7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3cm" fo:text-indent="-0.7cm" fo:margin-left="1.3cm"/>
        </style:list-level-properties>
      </text:list-level-style-number>
      <text:list-level-style-number text:level="4" style:num-suffix="." style:num-format="a">
        <style:list-level-properties text:list-level-position-and-space-mode="label-alignment">
          <style:list-level-label-alignment text:label-followed-by="listtab" text:list-tab-stop-position="1.499cm" fo:text-indent="-0.6cm" fo:margin-left="1.499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799cm" fo:text-indent="-0.499cm" fo:margin-left="1.799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2.15cm" fo:text-indent="-0.45cm" fo:margin-left="2.1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499cm" fo:text-indent="-0.399cm" fo:margin-left="2.4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9cm" fo:text-indent="-0.4cm" fo:margin-left="2.9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3.251cm" fo:text-indent="-0.351cm" fo:margin-left="3.251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3.649cm" fo:text-indent="-0.349cm" fo:margin-left="3.649cm"/>
        </style:list-level-properties>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9-13T19:19:16</meta:creation-date>
    <meta:editing-duration>PT3H2M45S</meta:editing-duration>
    <meta:editing-cycles>13</meta:editing-cycles>
    <meta:generator>LibreOffice/4.1.3.2$MacOSX_x86 LibreOffice_project/70feb7d99726f064edab4605a8ab840c50ec57a</meta:generator>
    <dc:title>Arial_num_empty</dc:title>
    <dc:date>2013-11-12T17:32:02.258331000</dc:date>
    <meta:document-statistic meta:table-count="0" meta:image-count="0" meta:object-count="0" meta:page-count="5" meta:paragraph-count="148" meta:word-count="2058" meta:character-count="11678" meta:non-whitespace-character-count="9874"/>
    <meta:template xlink:type="simple" xlink:actuate="onRequest" xlink:title="Arial_num_empty" xlink:href="../../../../Library/Preferences/NeoOffice-3.0/user/template/Arial_num_empty.ott" meta:date="2011-09-13T19:19:16"/>
  </office:meta>
</office:document-meta>
</file>